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59cm"/>
    </style:style>
    <style:style style:name="co2" style:family="table-column">
      <style:table-column-properties fo:break-before="auto" style:column-width="9.569cm"/>
    </style:style>
    <style:style style:name="co3" style:family="table-column">
      <style:table-column-properties fo:break-before="auto" style:column-width="5.212cm"/>
    </style:style>
    <style:style style:name="co4" style:family="table-column">
      <style:table-column-properties fo:break-before="auto" style:column-width="7.645cm"/>
    </style:style>
    <style:style style:name="co5" style:family="table-column">
      <style:table-column-properties fo:break-before="auto" style:column-width="9.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5.0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7.084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style:font-name="Times New Roman" fo:font-size="8pt" style:font-name-asian="Courier New" style:font-size-asian="8pt" style:language-asian="ru" style:country-asian="RU" style:font-weight-asian="bold" style:font-name-complex="Times New Roman" style:font-size-complex="8pt" style:language-complex="ar" style:country-complex="SA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use-window-font-color="true" style:text-outline="false" style:text-line-through-style="none" style:text-line-through-type="none" style:font-name="Times New Roman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8pt" style:language-asian="ru" style:country-asian="RU" style:font-style-asian="normal" style:font-weight-asian="bold" style:font-name-complex="Times New Roman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8pt" style:language-asian="ru" style:country-asian="RU" style:font-style-asian="normal" style:font-weight-asian="bold" style:font-name-complex="Times New Roman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font-name="Times New Roman" fo:font-size="8pt" style:font-name-asian="Courier New" style:font-size-asian="8pt" style:language-asian="ru" style:country-asian="RU" style:font-weight-asian="bold" style:font-name-complex="Times New Roman" style:font-size-complex="8pt" style:language-complex="ar" style:country-complex="SA" style:font-weight-complex="bold"/>
    </style:style>
    <style:style style:name="ce10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ru" style:country-asian="RU" style:font-style-asian="normal" style:font-weight-asian="bold" style:font-name-complex="Times New Roman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font-name="Times New Roman" fo:font-size="14pt" style:font-name-asian="Courier New" style:font-size-asian="11pt" style:language-asian="ru" style:country-asian="RU" style:font-weight-asian="bold" style:font-name-complex="Times New Roman" style:font-size-complex="11pt" style:language-complex="ar" style:country-complex="SA" style:font-weight-complex="bold"/>
    </style:style>
    <style:style style:name="ce14" style:family="table-cell" style:parent-style-name="Default">
      <style:table-cell-properties fo:wrap-option="wrap"/>
      <style:text-properties style:font-name="Times New Roman" fo:font-size="8pt" fo:font-weight="bold" style:font-name-asian="Courier New" style:font-size-asian="8pt" style:language-asian="ru" style:country-asian="RU" style:font-weight-asian="bold" style:font-name-complex="Times New Roman" style:font-size-complex="8pt" style:language-complex="ar" style:country-complex="SA" style:font-weight-complex="bold"/>
    </style:style>
    <style:style style:name="ce15" style:family="table-cell" style:parent-style-name="Default">
      <style:text-properties style:font-name="Times New Roman" fo:font-size="14pt" style:font-name-asian="Courier New" style:font-size-asian="11pt" style:language-asian="ru" style:country-asian="RU" style:font-weight-asian="bold" style:font-name-complex="Times New Roman" style:font-size-complex="11pt" style:language-complex="ar" style:country-complex="SA" style:font-weight-complex="bold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name-asian="Courier New" style:font-size-asian="11pt" style:language-asian="ru" style:country-asian="RU" style:font-weight-asian="bold" style:font-name-complex="Times New Roman" style:font-size-complex="11pt" style:language-complex="ar" style:country-complex="SA" style:font-weight-complex="bold"/>
    </style:style>
    <style:style style:name="ce18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ru" style:country-asian="RU" style:font-style-asian="normal" style:font-weight-asian="bold" style:font-name-complex="Times New Roman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fo:font-weight="normal" fo:letter-spacing="normal" fo:language="ru" fo:country="RU" style:letter-kerning="true" style:language-asian="ru" style:country-asian="RU" style:language-complex="ar" style:country-complex="SA" style:font-name-asian="Courier New" style:font-name-complex="Times New Roman" style:font-size-asian="11pt" style:font-size-complex="11pt" style:font-weight-asian="bold" style:font-weight-complex="bold"/>
    </style:style>
    <style:style style:name="T2" style:family="text">
      <style:text-properties style:use-window-font-color="true" style:font-name="Times New Roman" fo:font-weight="normal" style:letter-kerning="true" fo:letter-spacing="normal" fo:language="ru" fo:country="RU" style:language-asian="ru" style:country-asian="RU" style:language-complex="ar" style:country-complex="SA" style:font-name-asian="Courier New" style:font-name-complex="Times New Roman" style:font-weight-asian="bold" style:font-weight-complex="bold" fo:font-size="8pt" style:font-size-asian="8pt" style:font-size-complex="8pt"/>
    </style:style>
    <style:style style:name="T3" style:family="text">
      <style:text-properties style:use-window-font-color="true" fo:letter-spacing="normal" fo:language="ru" fo:country="RU" style:letter-kerning="true" style:language-asian="ru" style:country-asian="RU" style:language-complex="ar" style:country-complex="SA" style:font-name-asian="Courier New" style:font-name-complex="Times New Roman" style:font-size-asian="11pt" style:font-size-complex="11pt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style:use-window-font-color="true" style:font-name="Times New Roman" fo:font-weight="normal" style:letter-kerning="true" fo:letter-spacing="normal" fo:language="ru" fo:country="RU" style:language-asian="ru" style:country-asian="RU" style:language-complex="ar" style:country-complex="SA" style:font-name-asian="Courier New" style:font-name-complex="Times New Roman" style:font-weight-asian="bold" style:font-weight-complex="bold"/>
    </style:style>
    <style:style style:name="T6" style:family="text">
      <style:text-properties fo:font-size="8pt" style:font-size-asian="8pt" style:font-size-complex="8pt" style:use-window-font-color="true" fo:font-weight="normal" style:letter-kerning="true" fo:letter-spacing="normal" fo:language="ru" fo:country="RU" style:language-asian="ru" style:country-asian="RU" style:language-complex="ar" style:country-complex="SA" style:font-name-asian="Courier New" style:font-name-complex="Times New Roman" style:font-weight-asian="bold" style:font-weight-complex="bold" style:font-name="Times New Roman"/>
    </style:style>
    <style:style style:name="T7" style:family="text">
      <style:text-properties fo:font-size="8pt" style:font-size-asian="8pt" style:font-size-complex="8pt" style:use-window-font-color="true" fo:font-weight="normal" fo:letter-spacing="normal" fo:language="ru" fo:country="RU" style:language-asian="ru" style:country-asian="RU" style:language-complex="ar" style:country-complex="SA" style:font-name-asian="Courier New" style:font-name-complex="Times New Roman" style:font-weight-asian="bold" style:font-weight-complex="bold" style:font-name="Times New Roman" style:letter-kerning="true"/>
    </style:style>
    <style:style style:name="T8" style:family="text">
      <style:text-properties style:use-window-font-color="true" style:font-name="Times New Roman" style:font-size-asian="11pt" style:letter-kerning="true" style:font-weight-complex="bold" style:font-weight-asian="bold" style:font-name-complex="Times New Roman" style:font-name-asian="Courier New" style:language-complex="ar" style:country-complex="SA" style:language-asian="ru" style:country-asian="RU" fo:language="ru" fo:country="RU" fo:letter-spacing="normal" fo:font-weight="normal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2"/>
        <table:table-column table:style-name="co4" table:number-columns-repeated="2" table:default-cell-style-name="Default"/>
        <table:table-column table:style-name="co5" table:default-cell-style-name="ce5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формальную (классическую) </text:p>
          </table:table-cell>
          <table:covered-table-cell/>
          <table:covered-table-cell table:style-name="ce9"/>
          <table:table-cell table:style-name="ce11" office:value-type="string" calcext:value-type="string">
            <text:p>логика диалектическая</text:p>
          </table:table-cell>
          <table:table-cell table:style-name="ce11" office:value-type="string" calcext:value-type="string" table:number-columns-spanned="2" table:number-rows-spanned="1">
            <text:p>математическая логика</text:p>
          </table:table-cell>
          <table:covered-table-cell table:style-name="ce15"/>
          <table:table-cell table:style-name="ce17" office:value-type="string" calcext:value-type="string" table:number-columns-spanned="15" table:number-rows-spanned="1">
            <text:p><text:span text:style-name="T3">современную (неклассическую)</text:span>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3" table:number-rows-spanned="1">
            <text:p>Формальная логика изучает формы мышления, выявляя структуру общую для различных по содержанию мыслей. Рассматривая понятия, онаизучает не конкретное содержание различных понятий, а понятия как форму мышления. Изучая суждения, логика выявляет общую структуру для различных по содержанию суждений. Формальная логика изучает законы, обуславливающие логическую правильность мышления, без соблюдения которой нельзя прийти к результатам, соответствующим действительности, познать истину. Мышление, не подчиняющееся требованиям формальной логики, не способно правильно отражать действительность. Поэтому изучение мышления, его законов и форм нужно начинать с формальной логики. <text:line-break/>В.С. Меськов выделяет принципы классической логики:<text:line-break/>1) область исследования составляют обыденные рассуждения;<text:line-break/>2) допущение о разрешимости любой проблемы;<text:line-break/>3) отвлечение от содержания высказываний и от связей по смыслу между ними;<text:line-break/>4) абстракция двузначности высказываний.</text:p>
          </table:table-cell>
          <table:covered-table-cell table:style-name="ce2"/>
          <table:covered-table-cell table:style-name="ce9"/>
          <table:table-cell table:style-name="ce7" office:value-type="string" calcext:value-type="string">
            <text:p>предметом специального изучения которой являются формы и закономерности развития знания. Средства диалектической логики применяются в тех случаях, когда от развития знания отвлекаться нельзя. Диалектическая логика исследует такие формы развития знания, как проблема, гипотеза и так далее, такие методы познания как восхождение от абстрактного к конкретному, анализ и синтез. <text:span text:style-name="T2">Диалектическая логика не заменяет и не может заменить логику формальную.</text:span></text:p>
          </table:table-cell>
          <table:table-cell table:style-name="ce7" office:value-type="string" calcext:value-type="string" table:number-columns-spanned="2" table:number-rows-spanned="1">
            <text:p>Философ Г. В. Лейбниц считается её основоположником. Он пытался построить универсальный язык, с помощью которого споры между людьми можно было разрешить посредством вычисления. Математическая логика изучает логические связи и отношения, лежащие в основе дедуктивного вывода. Для выявления структуры вывода строят различные математические исчисления.</text:p>
          </table:table-cell>
          <table:covered-table-cell table:style-name="ce7"/>
          <table:table-cell table:style-name="ce2" office:value-type="string" calcext:value-type="string">
            <text:p>Модальная логика - <text:s/>а рубеже 20-х гг. К.И. Льюисом и Я. Лукасевичем были построены первые в современной логике модальные логики, рассматривавшие понятия необходимости, возможности, случайности и т.п. Тем самым была возрождена тема модальностей, которой активно занимались еще Аристотель и средневековые логики.</text:p>
          </table:table-cell>
          <table:table-cell table:style-name="ce7" office:value-type="string" calcext:value-type="string">
            <text:p><text:span text:style-name="T4">многозначная логика, предполагающая, что утверждения являются не только истинными или ложными, но могут иметь и другие истинностные значения; </text:span><text:span text:style-name="T6">Она исследует логические модели сложных высказываний. Если в алгебре логики принимаются во внимание два высказывания (да - нет), то здесь рассматриваются суждения с модальным исходом (да, нет, может быть, и, или, если ... то и т.д.). Такие суждения являются проблематичными, вероятностными, в них выражаются уверенность или неуверенность. При этом допускается бесконечное множество истинных оценок, степеней подтверждения правдоподобия, вероятности. В развитие многозначной логики внесли свой вклад Я. Лукасевич, А. Гейтинг, С. Клини, Г. Рейхенбах, Д.А. Бочвар. Обобщенным вариантом многозначной логики является n-значная система (бесконечная логика), разработанная Э.Л.Постом. Первые многозначные логики построили независимо друг от друга польский логик Я. Лукасевич в 1920 г. и американский логик Э. Пост в 1921 г. С тех пор построены и исследованы десятки и сотни таких «логик».</text:span></text:p>
            <text:p><text:span text:style-name="T7">Я. Лукасевичем была предложена трехзначная логика, основанная на предположении, что высказывания бывают истинными, ложными и возможными, или неопределенными. К последним были отнесены высказывания наподобие: «Я буду в Москве в декабре будущего года». Событие, описываемое этим высказыванием, сейчас никак не предопределено ни позитивно, ни негативно. Значит, высказывание не является ни истинным, ни ложным, оно только возможно.</text:span></text:p>
            <text:p><text:span text:style-name="T7">Все законы трехзначной логики Лукасевича оказались также законами и классической логики; обратное, однако, не имело места. Ряд классических законов отсутствовал в трехзначной логике. Среди них были закон противоречия, закон исключенного третьего, законы косвенного доказательства и др. То, что закона противоречия не оказалось в трехзначной логике, не означало, конечно, что она была в каком-то смысле противоречива или некорректно построена.</text:span></text:p>
            <text:p><text:span text:style-name="T7">Э. Пост подходил к построению многозначных логик чисто формально. Пусть 1 означает истину, а 0 — ложь. Естественно допустить тогда, что числа между единицей и нулем обозначают какие-то уменьшающиеся к нулю степени истины.</text:span></text:p>
            <text:p><text:span text:style-name="T7">Такой подход вполне правомерен на первом этапе. Но чтобы построение логической системы перестало быть чисто техническим упражнением, а сама система — сугубо формальной конструкцией, в дальнейшем необходимо, конечно, придать ее символам определенный логический смысл, содержательно ясную интерпретацию. Вопрос о такой интерпретации — это как раз самая сложная и спорная проблема многозначной логики. Как только между истиной и ложью допускается что-то промежуточное, встает вопрос: что, собственно, означают высказывания, не относящиеся ни к истинным, ни к ложным? Кроме того, введение промежуточных степеней истины изменяет обычный смысл самих понятий истины и лжи. Приходится поэтому не только придавать смысл промежуточным степеням, но и переистолковывать сами понятия истины и лжи.</text:span></text:p>
            <text:p><text:span text:style-name="T7">Ситуации такого типа, когда приходится иметь дело не с двумя возможностями, а с тремя , где третья возможность есть отрицание двух других , складываются не только в сфере сложной и утонченной науки , но и на примитивном житейском уровне. Один человек спрашивает другого: "Перестал ли ты бить своего отца? " Согласно двузначной логике, другой должен ответить либо "да", либо "нет". И тот и другой ответ будет означать, что отвечающий раньше бил своего отца. А как быть, если он раньше не делал этого? Оперируя только одним отрицанием, проблему решить нельзя. Дело в том, что сложившаяся ситуация предполагает не только две возможности: "Я перестал бить своего отца " (X) и "Я не перестал бить своего отца " (Y), но также третью возможность "Я вообще (раньше) не бил своего отца " (Z). И верным будет не утверждение "либо X, либо Y", а "либо X, либо Y, либо Z".</text:span></text:p>
            <text:p><text:span text:style-name="T7">Было много попыток содержательно обосновать многозначные логические системы. Однако до сих пор остается спорным, являются ли такие системы просто «интеллектуальным упражнением» или они все же говорят что-то о принципах нашего мышления.</text:span></text:p>
            <text:p><text:span text:style-name="T7">Многозначная логика никоим образом не отрицает и не дискредитирует двузначную. Напротив, первая позволяет более ясно понять идеи, лежащие в основе второй, и является в определенном смысле ее обобщением.</text:span></text:p>
          </table:table-cell>
          <table:table-cell table:style-name="ce11" office:value-type="string" calcext:value-type="string">
            <text:p>интуиционистская,</text:p>
          </table:table-cell>
          <table:table-cell table:style-name="ce11" office:value-type="string" calcext:value-type="string">
            <text:p>конструктивная</text:p>
          </table:table-cell>
          <table:table-cell table:style-name="ce7" office:value-type="string" calcext:value-type="string">
            <text:p>деонтическая логика, изучающая логические связи нормативных понятий;</text:p>
          </table:table-cell>
          <table:table-cell table:style-name="ce11" office:value-type="string" calcext:value-type="string">
            <text:p>прагматическая</text:p>
          </table:table-cell>
          <table:table-cell table:style-name="ce7" office:value-type="string" calcext:value-type="string">
            <text:p>логика абсолютных оценок, исследующая логическую структуру и логические связи оценочных высказываний;</text:p>
          </table:table-cell>
          <table:table-cell table:style-name="ce7" office:value-type="string" calcext:value-type="string">
            <text:p>вероятностная логика, использующая теорию вероятностей для анализа проблематичных рассуждений,</text:p>
          </table:table-cell>
          <table:table-cell table:style-name="ce7" office:value-type="string" calcext:value-type="string">
            <text:p>логика времени, описывающая логические связи высказываний, у которых временной параметр включается в логическую форму;</text:p>
          </table:table-cell>
          <table:table-cell table:style-name="ce7" office:value-type="string" calcext:value-type="string">
            <text:p>паранепротиворечивая логика, не позволяющая выводить из противоречия все что угодно;</text:p>
          </table:table-cell>
          <table:table-cell table:style-name="ce19" office:value-type="string" calcext:value-type="string">
            <text:p><text:span text:style-name="T8">логика решений </text:span></text:p>
          </table:table-cell>
          <table:table-cell table:style-name="ce7" office:value-type="string" calcext:value-type="string">
            <text:p>эпистемическая логика, изучающая понятия «опровержимо», «неразрешимо», «доказуемо», «убежден», «сомневается» и т.п.;</text:p>
          </table:table-cell>
          <table:table-cell table:style-name="ce7" office:value-type="string" calcext:value-type="string">
            <text:p>логика предпочтений, имеющая дело с понятиями «лучше», «хуже» и «равноценно»;</text:p>
          </table:table-cell>
          <table:table-cell table:style-name="ce7" office:value-type="string" calcext:value-type="string">
            <text:p>логика изменения, говорящая об изменении и становлении;</text:p>
          </table:table-cell>
          <table:table-cell table:style-name="ce7" office:value-type="string" calcext:value-type="string">
            <text:p>логика причинности, изучающая утверждения о детерминизме и причинности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 table:number-columns-spanned="3" table:number-rows-spanned="1">
            <text:p>связь с работами Аристотеля</text:p>
          </table:table-cell>
          <table:covered-table-cell table:style-name="ce6"/>
          <table:covered-table-cell/>
          <table:table-cell/>
          <table:table-cell table:style-name="ce14" office:value-type="string" calcext:value-type="string">
            <text:p><text:span text:style-name="T3">Интуиционистская логика</text:span>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3" table:number-rows-spanned="1">
            <text:p>Первый этап - это связь с работами Аристотеля, в которых дано систематическое изложение логики. Основным содержанием логики Аристотеля является теория дедукции, также содержаться элементы математической логики. Аристотель сформулировал основные законы мышления: тождества, противоречия и исключенного третьего, описал важнейшие логические операции, разработал теорию понятия и суждения, обстоятельно исследовал дедуктивное умозаключение. Учение о силлогизме составило основу одного из направлений современной математической логики - логике предикатов.</text:p>
          </table:table-cell>
          <table:covered-table-cell table:style-name="ce7"/>
          <table:covered-table-cell table:style-name="ce2"/>
          <table:table-cell table:style-name="ce4"/>
          <table:table-cell table:style-name="ce7" office:value-type="string" calcext:value-type="string">
            <text:p><text:span text:style-name="T4">то направление в математической логики, возникшее как реакция на кризис оснований математики, а также философская концепция. Она отдаёт приоритет в логико-математическом творчестве содержательным, неформализуемым, то есть интуитивным аспектам. Развитие данного направления связано с именами голландских логиков, математиков Л.Э.Я. Брауэра, А. Гейтинга, советского математика и логика В.И. Гливенко и других. </text:span><text:span text:style-name="T5">Интуиционистская логика возникла в связи с невозможностью решения логических парадоксов и антиномий (логических противоречий), сформулированных на рубеже XIX - XX веков. Представители данного направления считают, что в процессе повседневной практики и в научных исследованиях вполне достаточно здравого смысла, естественной способности человека правильно рассуждать, интуитивных представлений. Только в современной логике оказалось возможным реализовать сомнения в универсальности принципа двузначности в форме логических систем. Этому способствовало широкое использование ею методов, не препятствующих формальному подходу к логическим проблемам.</text:span></text:p>
          </table:table-cell>
          <table:table-cell table:style-name="ce16" table:number-columns-repeated="2"/>
          <table:table-cell table:style-name="ce18"/>
          <table:table-cell table:style-name="ce16" table:number-columns-repeated="1016"/>
        </table:table-row>
        <table:table-row table:style-name="ro3">
          <table:table-cell office:value-type="string" calcext:value-type="string" table:number-columns-spanned="2" table:number-rows-spanned="1">
            <text:p>Логика предикатов</text:p>
          </table:table-cell>
          <table:covered-table-cell/>
          <table:table-cell office:value-type="string" calcext:value-type="string">
            <text:p>Логика высказывания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дедуктивная логика</text:p>
          </table:table-cell>
          <table:table-cell office:value-type="string" calcext:value-type="string">
            <text:p>индуктивная логика</text:p>
          </table:table-cell>
          <table:table-cell table:style-name="ce9" office:value-type="string" calcext:value-type="string">
            <text:p><text:span text:style-name="T1">логика античных стоиков (Зенон, Хрисипп и других)</text:span></text:p>
          </table:table-cell>
          <table:table-cell table:style-name="ce13" table:number-columns-repeated="2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>
            <text:p>теория индукции, разработанная Ф. Беконом, </text:p>
            <text:p>Индукция - разновидность умозаключения, в котором мысль движется от частного к общему, от знания меньшей степени общности к знанию большей степени общности.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05:17:47.888989894</meta:creation-date>
    <dc:date>2021-09-14T08:57:32.630846682</dc:date>
    <meta:editing-duration>PT2H43M16S</meta:editing-duration>
    <meta:editing-cycles>3</meta:editing-cycles>
    <meta:generator>LibreOffice/7.1.4.2$Linux_X86_64 LibreOffice_project/10$Build-2</meta:generator>
    <meta:document-statistic meta:table-count="1" meta:cell-count="32" meta:object-count="0"/>
  </office:meta>
</office:document-meta>
</file>